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ffff" draw:shadow="hidden"/>
    </style:style>
    <style:style style:name="gr2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3" style:family="graphic" style:parent-style-name="standard">
      <style:graphic-properties draw:stroke="solid" svg:stroke-width="0.076cm" svg:stroke-color="#000000" draw:marker-end="Marker_5f_0" draw:marker-end-width="0.447cm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4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5" style:family="graphic" style:parent-style-name="standard">
      <style:graphic-properties draw:stroke="none" draw:stroke-dash="Dashed_20__28_var_29__20_4" svg:stroke-width="0.026cm" draw:stroke-linejoin="round" svg:stroke-linecap="round"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none" draw:fill="none" draw:fill-color="#ffffff" draw:textarea-horizontal-align="left" draw:auto-grow-width="true" fo:min-height="1.47cm" fo:min-width="0.89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vertical-align="middle" fo:min-height="1.549cm" fo:min-width="2.54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none" draw:textarea-vertical-align="middle" fo:min-height="1.623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0.942cm" fo:min-width="2.54cm" fo:padding-top="0.141cm" fo:padding-bottom="0.141cm" fo:padding-left="0.141cm" fo:padding-right="0.141cm"/>
    </style:style>
    <style:style style:name="gr10" style:family="graphic" style:parent-style-name="objectwithoutfill">
      <style:graphic-properties svg:stroke-width="0.159cm" svg:stroke-color="#ed1c24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1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2" style:family="graphic" style:parent-style-name="standard">
      <style:graphic-properties draw:stroke="none" svg:stroke-color="#000000" draw:fill="none" draw:fill-color="#ffffff" fo:min-height="1.552cm"/>
    </style:style>
    <style:style style:name="gr13" style:family="graphic" style:parent-style-name="standard">
      <style:graphic-properties draw:stroke="none" svg:stroke-color="#000000" draw:fill="none" draw:fill-color="#ffffff" fo:min-height="1.124cm"/>
    </style:style>
    <style:style style:name="gr14" style:family="graphic" style:parent-style-name="objectwithoutfill">
      <style:graphic-properties svg:stroke-color="#ef413d" draw:marker-end="Arrow" draw:marker-end-width="0.3cm" draw:fill="none" draw:textarea-vertical-align="middle"/>
    </style:style>
    <style:style style:name="P1" style:family="paragraph">
      <loext:graphic-properties draw:fill="solid" draw:fill-color="#00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style:text-properties fo:color="#000000" style:text-outline="false" style:text-line-through-style="none" style:text-line-through-type="none" style:font-name="Times New Roman" fo:font-size="37.5pt" fo:font-style="italic" fo:text-shadow="none" style:text-underline-style="none" fo:font-weight="normal" style:text-underline-mode="continuous" style:text-overline-mode="continuous" style:text-line-through-mode="continuous" style:font-name-asian="Times New Roman" style:font-size-asian="37.5pt" style:font-name-complex="Times New Roman" style:font-size-complex="37.5pt" style:text-scale="100%" style:text-overline-style="none" style:text-overline-color="font-color"/>
    </style:style>
    <style:style style:name="P5" style:family="paragraph">
      <loext:graphic-properties draw:fill="none" draw:fill-color="#ffffff"/>
      <style:text-properties fo:color="#000000" style:text-outline="false" style:text-line-through-style="none" style:text-line-through-type="none" style:font-name="Times New Roman" fo:font-size="37.5pt" fo:font-style="italic" fo:text-shadow="none" style:text-underline-style="none" fo:font-weight="normal" style:text-underline-mode="continuous" style:text-overline-mode="continuous" style:text-line-through-mode="continuous" style:font-name-asian="Times New Roman" style:font-size-asian="37.5pt" style:font-name-complex="Times New Roman" style:font-size-complex="37.5pt" style:text-scale="100%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P8" style:family="paragraph">
      <style:paragraph-properties fo:margin-left="0cm" fo:margin-right="0cm" fo:margin-top="0cm" fo:margin-bottom="0cm" fo:line-height="120%" fo:text-align="center" fo:text-indent="0cm"/>
      <style:text-properties fo:color="#ed1c24" fo:font-size="18pt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color="#ed1c24"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loext:graphic-properties draw:fill="none" draw:fill-color="#ffffff"/>
      <style:text-properties fo:font-size="36pt" style:font-size-asian="36pt" style:font-size-complex="36pt"/>
    </style:style>
    <style:style style:name="P13" style:family="paragraph">
      <style:text-properties fo:font-size="26pt" fo:font-weight="bold" style:font-size-asian="26pt" style:font-weight-asian="bold" style:font-size-complex="26pt" style:font-weight-complex="bold"/>
    </style:style>
    <style:style style:name="P14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000000" style:font-name="Arial" fo:font-size="30pt" style:font-name-asian="Arial" style:font-size-asian="30pt" style:font-name-complex="Arial" style:font-size-complex="30pt"/>
    </style:style>
    <style:style style:name="T2" style:family="text">
      <style:text-properties style:font-name="Arial" fo:font-size="30pt" style:font-name-asian="Arial" style:font-size-asian="30pt" style:font-name-complex="Arial" style:font-size-complex="30pt"/>
    </style:style>
    <style:style style:name="T3" style:family="text">
      <style:text-properties style:font-name="Arial" fo:font-size="18pt" style:font-name-asian="Arial" style:font-size-asian="18pt" style:font-name-complex="Arial" style:font-size-complex="18pt"/>
    </style:style>
    <style:style style:name="T4" style:family="text">
      <style:text-properties fo:color="#000000" style:font-name="Arial" fo:font-size="18pt" style:font-name-asian="Arial" style:font-size-asian="18pt" style:font-name-complex="Arial" style:font-size-complex="18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path draw:style-name="gr1" draw:text-style-name="P1" draw:layer="layout" svg:width="1.904cm" svg:height="1.904cm" svg:x="13.333cm" svg:y="2.539cm" svg:viewBox="0 0 1905 1905" svg:d="M1905 952c0 176-40 325-128 477-87 152-196 261-348 348-152 88-301 128-476 128-176 0-325-40-477-128-152-87-261-196-348-348-88-152-128-301-128-477 0-175 40-324 128-476 87-152 196-261 348-348 152-88 301-128 475-128 1 0 1 0 2 0 175 0 324 40 476 128 152 87 261 196 348 348 88 152 128 301 128 476z">
            <text:p/>
          </draw:path>
          <draw:path draw:style-name="gr2" draw:text-style-name="P2" draw:layer="layout" svg:width="1.904cm" svg:height="1.904cm" svg:x="13.333cm" svg:y="2.539cm" svg:viewBox="0 0 1905 1905" svg:d="M1905 952c0 176-40 325-128 477-87 152-196 261-348 348-152 88-301 128-476 128-176 0-325-40-477-128-152-87-261-196-348-348-88-152-128-301-128-477 0-175 40-324 128-476 87-152 196-261 348-348 152-88 301-128 475-128 1 0 1 0 2 0 175 0 324 40 476 128 152 87 261 196 348 348 88 152 128 301 128 476z">
            <text:p/>
          </draw:path>
        </draw:g>
        <draw:g>
          <draw:path draw:style-name="gr1" draw:text-style-name="P1" draw:layer="layout" svg:width="1.904cm" svg:height="1.904cm" svg:x="5.079cm" svg:y="10.794cm" svg:viewBox="0 0 1905 1905" svg:d="M1905 952c0 176-40 325-128 477-87 152-196 261-348 348-152 88-301 128-476 128-176 0-325-40-477-128-152-87-261-196-348-348-88-152-128-301-128-477 0-175 40-324 128-476 87-152 196-261 348-348 152-88 301-128 475-128 1 0 1 0 2 0 175 0 324 40 476 128 152 87 261 196 348 348 88 152 128 301 128 476z">
            <text:p/>
          </draw:path>
          <draw:path draw:style-name="gr2" draw:text-style-name="P2" draw:layer="layout" svg:width="1.904cm" svg:height="1.904cm" svg:x="5.079cm" svg:y="10.794cm" svg:viewBox="0 0 1905 1905" svg:d="M1905 952c0 176-40 325-128 477-87 152-196 261-348 348-152 88-301 128-476 128-176 0-325-40-477-128-152-87-261-196-348-348-88-152-128-301-128-477 0-175 40-324 128-476 87-152 196-261 348-348 152-88 301-128 475-128 1 0 1 0 2 0 175 0 324 40 476 128 152 87 261 196 348 348 88 152 128 301 128 476z">
            <text:p/>
          </draw:path>
        </draw:g>
        <draw:line draw:style-name="gr2" draw:text-style-name="P2" draw:layer="layout" svg:x1="6.726cm" svg:y1="11.096cm" svg:x2="13.636cm" svg:y2="4.186cm">
          <text:p/>
        </draw:line>
        <draw:line draw:style-name="gr3" draw:text-style-name="P2" draw:layer="layout" svg:x1="14.976cm" svg:y1="2.834cm" svg:x2="17.145cm" svg:y2="0.665cm">
          <text:p/>
        </draw:line>
        <draw:polygon draw:style-name="gr4" draw:text-style-name="P3" draw:layer="layout" svg:width="0.968cm" svg:height="0.219cm" svg:x="16.48cm" svg:y="1.86cm" svg:viewBox="0 0 969 220" draw:points="0,138 0,83 769,83 733,0 969,110 733,220 769,138">
          <text:p/>
        </draw:polygon>
        <draw:polygon draw:style-name="gr5" draw:text-style-name="P3" draw:layer="layout" svg:width="0.968cm" svg:height="0.219cm" svg:x="16.48cm" svg:y="1.86cm" svg:viewBox="0 0 969 220" draw:points="0,138 0,83 769,83 733,0 969,110 733,220 769,138">
          <text:p/>
        </draw:polygon>
        <draw:frame draw:style-name="gr6" draw:text-style-name="P5" draw:layer="layout" svg:width="0.894cm" svg:height="1.47cm" svg:x="16.499cm" svg:y="2.132cm">
          <draw:text-box>
            <text:p text:style-name="P4">F</text:p>
          </draw:text-box>
        </draw:frame>
        <draw:frame draw:style-name="gr7" draw:text-style-name="P7" draw:layer="layout" svg:width="5.362cm" svg:height="1.831cm" svg:x="4.416cm" svg:y="12.126cm">
          <draw:text-box>
            <text:p text:style-name="P6"><text:span text:style-name="T1">+q</text:span></text:p>
          </draw:text-box>
        </draw:frame>
        <draw:frame draw:style-name="gr7" draw:text-style-name="P7" draw:layer="layout" svg:width="5.362cm" svg:height="1.831cm" svg:x="12.671cm" svg:y="3.871cm">
          <draw:text-box>
            <text:p text:style-name="P6"><text:span text:style-name="T1">+q</text:span></text:p>
          </draw:text-box>
        </draw:frame>
        <draw:frame draw:style-name="gr8" draw:text-style-name="P9" draw:layer="layout" svg:width="1.906cm" svg:height="1.905cm" svg:x="8.254cm" svg:y="5.079cm">
          <draw:text-box>
            <text:p text:style-name="P8"><text:span text:style-name="T2">R</text:span></text:p>
          </draw:text-box>
        </draw:frame>
        <draw:frame draw:style-name="gr9" draw:text-style-name="P9" draw:layer="layout" svg:width="5.362cm" svg:height="1.224cm" svg:x="7.478cm" svg:y="5.738cm">
          <draw:text-box>
            <text:p text:style-name="P8"><text:span text:style-name="T3">21</text:span></text:p>
          </draw:text-box>
        </draw:frame>
        <draw:frame draw:style-name="gr9" draw:text-style-name="P7" draw:layer="layout" svg:width="5.362cm" svg:height="1.224cm" svg:x="13.46cm" svg:y="4.662cm">
          <draw:text-box>
            <text:p text:style-name="P6"><text:span text:style-name="T4">2</text:span></text:p>
          </draw:text-box>
        </draw:frame>
        <draw:frame draw:style-name="gr9" draw:text-style-name="P7" draw:layer="layout" svg:width="5.362cm" svg:height="1.224cm" svg:x="5.206cm" svg:y="13.037cm">
          <draw:text-box>
            <text:p text:style-name="P6"><text:span text:style-name="T4">1</text:span></text:p>
          </draw:text-box>
        </draw:frame>
        <draw:line draw:style-name="gr10" draw:text-style-name="P10" draw:layer="layout" svg:x1="6.095cm" svg:y1="11.683cm" svg:x2="14.35cm" svg:y2="3.428cm">
          <text:p/>
        </draw:line>
        <draw:frame draw:style-name="gr9" draw:text-style-name="P7" draw:layer="layout" svg:width="5.362cm" svg:height="1.224cm" svg:x="14.576cm" svg:y="2.63cm">
          <draw:text-box>
            <text:p text:style-name="P6"><text:span text:style-name="T4">2</text:span></text:p>
          </draw:text-box>
        </draw:frame>
        <draw:line draw:style-name="gr11" draw:text-style-name="P10" draw:layer="layout" svg:x1="7.873cm" svg:y1="9.905cm" svg:x2="9.016cm" svg:y2="8.762cm">
          <text:p/>
        </draw:line>
        <draw:frame draw:style-name="gr12" draw:text-style-name="P12" draw:layer="layout" svg:width="2.032cm" svg:height="1.802cm" svg:x="8.348cm" svg:y="9.811cm">
          <draw:text-box>
            <text:p text:style-name="P11"><text:span text:style-name="T5">r</text:span></text:p>
          </draw:text-box>
        </draw:frame>
        <draw:frame draw:style-name="gr9" draw:text-style-name="P7" draw:layer="layout" svg:width="5.362cm" svg:height="1.224cm" svg:x="6.603cm" svg:y="10.377cm">
          <draw:text-box>
            <text:p text:style-name="P6"><text:span text:style-name="T4">21</text:span></text:p>
          </draw:text-box>
        </draw:frame>
        <draw:frame draw:style-name="gr13" draw:text-style-name="P14" draw:layer="layout" svg:width="1.524cm" svg:height="1.374cm" svg:x="8.381cm" svg:y="9.518cm">
          <draw:text-box>
            <text:p text:style-name="P13"><text:span text:style-name="T6">^</text:span></text:p>
          </draw:text-box>
        </draw:frame>
        <draw:line draw:style-name="gr14" draw:text-style-name="P10" draw:layer="layout" svg:x1="8.861cm" svg:y1="5.493cm" svg:x2="10.385cm" svg:y2="5.4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3-02T10:06:09.211798746</dc:date>
    <meta:editing-duration>PT9M27S</meta:editing-duration>
    <meta:editing-cycles>5</meta:editing-cycles>
    <meta:generator>LibreOffice/6.0.7.3$Linux_X86_64 LibreOffice_project/00m0$Build-3</meta:generator>
    <meta:document-statistic meta:object-count="24"/>
  </office:meta>
</office:document-meta>
</file>